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10000002809089385.png" manifest:media-type="image/png"/>
  <manifest:file-entry manifest:full-path="Pictures/10000000000007800000043887B5DA25.png" manifest:media-type="image/png"/>
  <manifest:file-entry manifest:full-path="Pictures/1000000000000500000005004974B7D7.png" manifest:media-type="image/png"/>
  <manifest:file-entry manifest:full-path="Pictures/100000000000078000000438F7F559D0.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Open Sans" svg:font-family="'Open Sans'" style:font-family-generic="roman" style:font-pitch="variable"/>
    <style:font-face style:name="Open Sans1"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1.551cm" fo:min-width="0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9" style:family="graphic" style:parent-style-name="standard">
      <style:graphic-properties draw:stroke="none" draw:fill="none" fo:min-height="8.121cm" loext:decorative="false"/>
      <style:paragraph-properties style:writing-mode="lr-tb"/>
    </style:style>
    <style:style style:name="gr10" style:family="graphic" style:parent-style-name="standard">
      <style:graphic-properties draw:stroke="none" draw:fill="bitmap" draw:fill-image-name="Bitmap_20_9" style:repeat="stretch" draw:textarea-horizontal-align="center" draw:textarea-vertical-align="middle" loext:decorative="false"/>
    </style:style>
    <style:style style:name="gr11" style:family="graphic" style:parent-style-name="standard">
      <style:graphic-properties draw:stroke="none" draw:fill="none" fo:min-height="5.246cm" loext:decorative="false"/>
      <style:paragraph-properties style:writing-mode="lr-tb"/>
    </style:style>
    <style:style style:name="gr12" style:family="graphic" style:parent-style-name="standard">
      <style:graphic-properties draw:stroke="none" draw:fill="none" fo:min-height="5.791cm" loext:decorative="false"/>
      <style:paragraph-properties style:writing-mode="lr-tb"/>
    </style:style>
    <style:style style:name="gr1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pr1" style:family="presentation" style:parent-style-name="Title-title">
      <style:graphic-properties draw:auto-grow-height="true" fo:min-height="6.435cm" loext:decorative="false"/>
      <style:paragraph-properties style:writing-mode="lr-tb"/>
    </style:style>
    <style:style style:name="pr2" style:family="presentation" style:parent-style-name="Title-title">
      <style:graphic-properties draw:auto-grow-height="true" fo:min-height="3.109cm" loext:decorative="false"/>
      <style:paragraph-properties style:writing-mode="lr-tb"/>
    </style:style>
    <style:style style:name="pr3" style:family="presentation" style:parent-style-name="Title-notes">
      <style:graphic-properties draw:fill-color="#ffffff" draw:auto-grow-height="true" fo:min-height="13.364cm" loext:decorative="false"/>
      <style:paragraph-properties style:writing-mode="lr-tb"/>
    </style:style>
    <style:style style:name="pr4" style:family="presentation" style:parent-style-name="Topic_20_Title_20_1-title">
      <style:graphic-properties draw:auto-grow-height="true" fo:min-height="4.615cm" loext:decorative="false"/>
      <style:paragraph-properties style:writing-mode="lr-tb"/>
    </style:style>
    <style:style style:name="pr5" style:family="presentation" style:parent-style-name="Topic_20_Title_20_1-title" style:list-style-name="L1">
      <style:graphic-properties draw:textarea-vertical-align="middle" fo:min-height="6.208cm" loext:decorative="false"/>
      <style:paragraph-properties style:writing-mode="lr-tb"/>
    </style:style>
    <style:style style:name="pr6" style:family="presentation" style:parent-style-name="Topic_20_Title_20_1-notes">
      <style:graphic-properties draw:fill-color="#ffffff" draw:auto-grow-height="true" fo:min-height="13.364cm" loext:decorative="false"/>
      <style:paragraph-properties style:writing-mode="lr-tb"/>
    </style:style>
    <style:style style:name="pr7" style:family="presentation" style:parent-style-name="Topic_20_Title_20_2-title">
      <style:graphic-properties draw:auto-grow-height="true" fo:min-height="4.903cm" loext:decorative="false"/>
      <style:paragraph-properties style:writing-mode="lr-tb"/>
    </style:style>
    <style:style style:name="pr8" style:family="presentation" style:parent-style-name="Topic_20_Title_20_2-title">
      <style:graphic-properties fo:min-height="6.571cm" loext:decorative="false"/>
      <style:paragraph-properties style:writing-mode="lr-tb"/>
    </style:style>
    <style:style style:name="pr9" style:family="presentation" style:parent-style-name="Topic_20_Title_20_2-notes">
      <style:graphic-properties draw:fill-color="#ffffff" draw:auto-grow-height="true" fo:min-height="13.364cm" loext:decorative="false"/>
      <style:paragraph-properties style:writing-mode="lr-tb"/>
    </style:style>
    <style:style style:name="pr10" style:family="presentation" style:parent-style-name="Topic_20_title_20_3-title">
      <style:graphic-properties draw:auto-grow-height="true" fo:min-height="5.716cm" loext:decorative="false"/>
      <style:paragraph-properties style:writing-mode="lr-tb"/>
    </style:style>
    <style:style style:name="pr11" style:family="presentation" style:parent-style-name="Topic_20_title_20_3-title">
      <style:graphic-properties fo:min-height="2.976cm" loext:decorative="false"/>
      <style:paragraph-properties style:writing-mode="lr-tb"/>
    </style:style>
    <style:style style:name="pr12" style:family="presentation" style:parent-style-name="Topic_20_title_20_3-notes">
      <style:graphic-properties draw:fill-color="#ffffff" draw:auto-grow-height="true" fo:min-height="13.364cm" loext:decorative="false"/>
      <style:paragraph-properties style:writing-mode="lr-tb"/>
    </style:style>
    <style:style style:name="pr13" style:family="presentation" style:parent-style-name="Insert_20_Picture-title">
      <style:graphic-properties fo:min-height="3.102cm" loext:decorative="false"/>
      <style:paragraph-properties style:writing-mode="lr-tb"/>
    </style:style>
    <style:style style:name="pr14" style:family="presentation" style:parent-style-name="Insert_20_Picture-notes">
      <style:graphic-properties draw:fill-color="#ffffff" draw:auto-grow-height="true" fo:min-height="13.364cm" loext:decorative="false"/>
      <style:paragraph-properties style:writing-mode="lr-tb"/>
    </style:style>
    <style:style style:name="pr15" style:family="presentation" style:parent-style-name="Greetings-title">
      <style:graphic-properties draw:auto-grow-height="true" fo:min-height="2.629cm" loext:decorative="false"/>
      <style:paragraph-properties style:writing-mode="lr-tb"/>
    </style:style>
    <style:style style:name="pr16" style:family="presentation" style:parent-style-name="Greetings-notes">
      <style:graphic-properties draw:fill-color="#ffffff" draw:auto-grow-height="true" fo:min-height="13.364cm" loext:decorative="false"/>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fo:color="#ffffff" loext:opacity="100%" style:font-name="Noto Sans1" fo:font-size="67pt" fo:language="zxx" fo:country="none" fo:font-weight="bold" style:font-size-asian="67pt" style:font-weight-asian="bold" style:font-size-complex="67pt" style:font-weight-complex="bold"/>
    </style:style>
    <style:style style:name="P7" style:family="paragraph">
      <style:paragraph-properties fo:text-align="start"/>
      <style:text-properties fo:color="#fe7130" loext:opacity="100%" style:font-name="Noto Sans1" fo:language="zxx" fo:country="none" fo:font-style="italic" fo:font-weight="bold" style:font-weight-asian="bold" style:font-weight-complex="bold"/>
    </style:style>
    <style:style style:name="P8" style:family="paragraph">
      <loext:graphic-properties draw:fill="none" draw:fill-color="#ffffff"/>
      <style:text-properties fo:color="#fffffe" loext:opacity="100%" fo:font-size="22pt" fo:font-style="normal" fo:text-shadow="1pt 1pt" style:text-underline-style="none" fo:font-weight="bold" fo:background-color="#005d5d" style:font-style-asian="normal" style:font-weight-asian="bold" style:font-style-complex="normal" style:font-weight-complex="bold"/>
    </style:style>
    <style:style style:name="P9" style:family="paragraph">
      <loext:graphic-properties draw:fill-color="#ffffff"/>
    </style:style>
    <style:style style:name="P10" style:family="paragraph">
      <loext:graphic-properties draw:fill="solid" draw:fill-color="#7f59ae"/>
      <style:paragraph-properties fo:text-align="center"/>
      <style:text-properties fo:color="#ffff6d" loext:opacity="100%" style:font-name="Noto Sans1" fo:font-weight="bold" style:font-weight-asian="bold" style:font-weight-complex="bold"/>
    </style:style>
    <style:style style:name="P11" style:family="paragraph">
      <style:paragraph-properties fo:text-align="end"/>
    </style:style>
    <style:style style:name="P12" style:family="paragraph">
      <style:paragraph-properties fo:text-align="end"/>
      <style:text-properties fo:color="#fe7130" loext:opacity="100%" style:font-name="Noto Sans1" fo:font-size="48pt" fo:font-weight="bold" style:font-size-asian="54pt" style:font-weight-asian="bold" style:font-size-complex="54pt" style:font-weight-complex="bold"/>
    </style:style>
    <style:style style:name="P13" style:family="paragraph">
      <style:paragraph-properties fo:margin-top="0.1cm" fo:margin-bottom="0.1cm" fo:line-height="115%" fo:text-align="start" style:writing-mode="page"/>
    </style:style>
    <style:style style:name="P14" style:family="paragraph">
      <style:paragraph-properties fo:text-align="start"/>
      <style:text-properties fo:color="#76003b" loext:opacity="100%" style:font-name="Noto Sans1" fo:font-size="12pt" fo:font-weight="bold" fo:background-color="#fffffe" style:font-size-asian="12pt" style:font-size-complex="12pt"/>
    </style:style>
    <style:style style:name="P15" style:family="paragraph">
      <style:paragraph-properties fo:text-align="start"/>
      <style:text-properties fo:color="#60c4e4" loext:opacity="100%" style:font-name="Noto Sans1" fo:font-size="48pt" fo:font-weight="bold" style:font-size-asian="54pt" style:font-weight-asian="bold" style:font-size-complex="54pt" style:font-weight-complex="bold"/>
    </style:style>
    <style:style style:name="P16" style:family="paragraph">
      <loext:graphic-properties draw:fill="solid" draw:fill-color="#f8b620"/>
      <style:paragraph-properties fo:text-align="center"/>
      <style:text-properties fo:color="#7f59ae" loext:opacity="100%" style:font-name="Noto Sans1" fo:font-size="18pt" fo:font-weight="bold" style:font-weight-asian="bold" style:font-weight-complex="bold"/>
    </style:style>
    <style:style style:name="P17" style:family="paragraph">
      <style:paragraph-properties fo:line-height="115%" fo:text-align="start"/>
    </style:style>
    <style:style style:name="P18" style:family="paragraph">
      <style:paragraph-properties fo:line-height="115%" fo:text-align="start"/>
      <style:text-properties fo:color="#003b76" loext:opacity="100%" style:font-name="Noto Sans1" fo:font-size="18pt" style:font-size-asian="18pt" style:font-size-complex="18pt"/>
    </style:style>
    <style:style style:name="P19" style:family="paragraph">
      <loext:graphic-properties draw:fill-color="#ffffff"/>
      <style:text-properties fo:font-size="20pt"/>
    </style:style>
    <style:style style:name="P20" style:family="paragraph">
      <style:paragraph-properties fo:text-align="center"/>
      <style:text-properties fo:color="#e54b89" loext:opacity="100%" style:font-name="Noto Sans1" fo:font-size="54pt" fo:font-weight="bold" style:font-size-asian="60pt" style:font-weight-asian="bold" style:font-size-complex="60pt" style:font-weight-complex="bold"/>
    </style:style>
    <style:style style:name="P21" style:family="paragraph">
      <style:paragraph-properties fo:text-align="start"/>
      <style:text-properties style:font-name="Noto Sans1" fo:font-size="12pt" style:font-size-asian="12pt" style:font-size-complex="12pt"/>
    </style:style>
    <style:style style:name="P22" style:family="paragraph">
      <style:paragraph-properties fo:margin-top="0.42cm" fo:margin-bottom="0.35cm"/>
    </style:style>
    <style:style style:name="P23" style:family="paragraph">
      <loext:graphic-properties draw:fill="none"/>
      <style:paragraph-properties fo:margin-top="0.42cm" fo:margin-bottom="0.35cm"/>
      <style:text-properties fo:color="#763b00" loext:opacity="100%" fo:font-size="19pt" fo:font-weight="bold" fo:background-color="#0000b0" style:font-size-asian="19pt" style:font-size-complex="19pt"/>
    </style:style>
    <style:style style:name="P24" style:family="paragraph">
      <loext:graphic-properties draw:fill="bitmap" draw:fill-image-name="Bitmap_20_9" style:repeat="stretch"/>
      <style:paragraph-properties fo:text-align="center"/>
      <style:text-properties style:font-name="Noto Sans1"/>
    </style:style>
    <style:style style:name="P25" style:family="paragraph">
      <style:paragraph-properties fo:text-align="end"/>
      <style:text-properties style:font-name="Noto Sans1" fo:font-size="12pt" style:font-size-asian="12pt" style:font-size-complex="12pt"/>
    </style:style>
    <style:style style:name="P26" style:family="paragraph">
      <loext:graphic-properties draw:fill="none"/>
      <style:paragraph-properties fo:margin-top="0.42cm" fo:margin-bottom="0.35cm"/>
      <style:text-properties fo:color="#005d5d" loext:opacity="100%" fo:font-size="20pt" fo:font-weight="bold" fo:background-color="#0000b0" style:font-size-asian="20pt" style:font-weight-asian="bold" style:font-size-complex="20pt" style:font-weight-complex="bold"/>
    </style:style>
    <style:style style:name="P27" style:family="paragraph">
      <loext:graphic-properties draw:fill="none"/>
      <style:text-properties fo:color="#00763b" loext:opacity="100%" fo:background-color="#0000b0"/>
    </style:style>
    <style:style style:name="P28" style:family="paragraph">
      <style:text-properties fo:color="#0000ff" loext:opacity="100%" style:font-name="Noto Sans1" fo:font-style="italic" fo:background-color="#fffafa" style:font-style-asian="italic" style:font-style-complex="italic"/>
    </style:style>
    <style:style style:name="P29" style:family="paragraph">
      <loext:graphic-properties draw:fill="solid" draw:fill-color="#e54b87"/>
      <style:paragraph-properties fo:text-align="center"/>
    </style:style>
    <style:style style:name="P30" style:family="paragraph">
      <loext:graphic-properties draw:fill="solid" draw:fill-color="#f8b621"/>
      <style:paragraph-properties fo:text-align="center"/>
    </style:style>
    <style:style style:name="P31" style:family="paragraph">
      <loext:graphic-properties draw:fill="solid" draw:fill-color="#7f59ae"/>
      <style:paragraph-properties fo:text-align="center"/>
    </style:style>
    <style:style style:name="P32" style:family="paragraph">
      <loext:graphic-properties draw:fill="solid" draw:fill-color="#60c4e4"/>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3" style:family="text">
      <style:text-properties fo:color="#fe7130" loext:opacity="100%" style:font-name="Noto Sans1" fo:language="zxx" fo:country="none" fo:font-style="italic" fo:font-weight="bold" style:font-weight-asian="bold" style:font-weight-complex="bold"/>
    </style:style>
    <style:style style:name="T4" style:family="text">
      <style:text-properties fo:color="#fffffe" loext:opacity="100%" fo:font-size="22pt" fo:font-style="normal" fo:text-shadow="1pt 1pt" style:text-underline-style="none" fo:font-weight="bold" fo:background-color="#005d5d" style:font-style-asian="normal" style:font-weight-asian="bold" style:font-style-complex="normal" style:font-weight-complex="bold"/>
    </style:style>
    <style:style style:name="T5" style:family="text">
      <style:text-properties fo:color="#ffff6d" loext:opacity="100%" style:font-name="Noto Sans1" fo:font-size="44pt" fo:font-weight="bold" style:font-size-asian="44pt" style:font-weight-asian="bold" style:font-size-complex="44pt" style:font-weight-complex="bold"/>
    </style:style>
    <style:style style:name="T6" style:family="text">
      <style:text-properties fo:color="#fe7130" loext:opacity="100%" style:font-name="Noto Sans1" fo:font-size="48pt" fo:font-weight="bold" style:font-size-asian="54pt" style:font-weight-asian="bold" style:font-size-complex="54pt" style:font-weight-complex="bold"/>
    </style:style>
    <style:style style:name="T7" style:family="text">
      <style:text-properties fo:font-variant="normal" fo:text-transform="none" fo:color="#76003b" loext:opacity="100%" style:text-outline="false" style:text-line-through-style="none" style:text-line-through-type="none" style:font-name="Noto Sans1" fo:font-size="12pt" fo:font-style="normal" fo:text-shadow="none" style:text-underline-style="none" fo:font-weight="bold" style:letter-kerning="true" fo:background-color="#fffffe"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76003b" loext:opacity="100%" style:text-outline="false" style:text-line-through-style="none" style:text-line-through-type="none" style:font-name="Noto Sans1" fo:font-size="20pt" fo:font-style="normal" fo:text-shadow="none" style:text-underline-style="solid" style:text-underline-width="auto" style:text-underline-color="font-color" fo:font-weight="bold" style:letter-kerning="true" fo:background-color="#fffffe" style:font-name-asian="Noto Sans CJK SC"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76003b" loext:opacity="100%" style:text-outline="false" style:text-line-through-style="none" style:text-line-through-type="none" style:font-name="Noto Sans1" fo:font-size="20pt" fo:font-style="normal" fo:text-shadow="none" style:text-underline-style="none" fo:font-weight="bold" style:letter-kerning="true" fo:background-color="#fffffe" style:font-name-asian="Noto Sans CJK SC"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76003b" loext:opacity="100%" style:text-outline="false" style:text-line-through-style="none" style:text-line-through-type="none" style:font-name="Noto Sans1" fo:font-size="20pt" fo:font-style="normal" fo:text-shadow="none" style:text-underline-style="none" fo:font-weight="bold" style:letter-kerning="true" fo:background-color="#ffa07a" style:font-name-asian="Noto Sans CJK SC"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1" style:family="text">
      <style:text-properties fo:color="#60c4e4" loext:opacity="100%" style:font-name="Noto Sans1" fo:font-size="48pt" fo:font-weight="bold" style:font-size-asian="48pt" style:font-weight-asian="bold" style:font-size-complex="48pt" style:font-weight-complex="bold"/>
    </style:style>
    <style:style style:name="T12" style:family="text">
      <style:text-properties fo:color="#7f59ae" loext:opacity="100%" style:font-name="Noto Sans1" fo:font-size="44pt" fo:font-weight="bold" style:font-size-asian="44pt" style:font-weight-asian="bold" style:font-size-complex="44pt" style:font-weight-complex="bold"/>
    </style:style>
    <style:style style:name="T13" style:family="text">
      <style:text-properties fo:color="#003b76" loext:opacity="100%" style:font-name="Noto Sans1"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color="#003b76" loext:opacity="100%" style:font-name="Noto Sans1" fo:font-size="18pt" fo:font-weight="bold" style:font-size-asian="18pt" style:font-weight-asian="bold" style:font-size-complex="18pt" style:font-weight-complex="bold"/>
    </style:style>
    <style:style style:name="T15" style:family="text">
      <style:text-properties fo:color="#003b76" loext:opacity="100%" style:font-name="Noto Sans1" fo:font-size="18pt" fo:font-weight="bold" fo:background-color="#adff2f" style:font-size-asian="18pt" style:font-weight-asian="bold" style:font-size-complex="18pt" style:font-weight-complex="bold"/>
    </style:style>
    <style:style style:name="T16" style:family="text">
      <style:text-properties fo:color="#003b76" loext:opacity="100%" style:font-name="Noto Sans1" fo:font-size="18pt" fo:font-weight="bold" fo:background-color="#ffd700" style:font-size-asian="18pt" style:font-weight-asian="bold" style:font-size-complex="18pt" style:font-weight-complex="bold"/>
    </style:style>
    <style:style style:name="T17" style:family="text">
      <style:text-properties fo:color="#e54b89" loext:opacity="100%" style:font-name="Noto Sans1" fo:font-size="54pt" fo:font-weight="bold" style:font-size-asian="54pt" style:font-weight-asian="bold" style:font-size-complex="54pt" style:font-weight-complex="bold"/>
    </style:style>
    <style:style style:name="T18" style:family="text">
      <style:text-properties style:font-name="Noto Sans1" fo:font-size="12pt" style:font-size-asian="12pt" style:font-size-complex="12pt"/>
    </style:style>
    <style:style style:name="T19" style:family="text">
      <style:text-properties fo:color="#763b00" loext:opacity="100%" fo:font-size="19pt" fo:font-weight="bold" style:font-size-asian="19pt" style:font-size-complex="19pt"/>
    </style:style>
    <style:style style:name="T20" style:family="text">
      <style:text-properties fo:color="#5d005d" loext:opacity="100%" fo:font-size="19pt" fo:font-weight="bold" fo:background-color="#ffff00" style:font-size-asian="19pt" style:font-size-complex="19pt"/>
    </style:style>
    <style:style style:name="T21" style:family="text">
      <style:text-properties fo:color="#00763b" loext:opacity="100%" fo:font-size="20pt" fo:font-weight="bold" style:font-size-asian="20pt" style:font-weight-asian="bold" style:font-size-complex="20pt" style:font-weight-complex="bold"/>
    </style:style>
    <style:style style:name="T22" style:family="text">
      <style:text-properties fo:color="#00763b" loext:opacity="100%" fo:font-size="20pt" style:text-underline-style="solid" style:text-underline-width="auto" style:text-underline-color="font-color" fo:font-weight="bold" fo:background-color="#fff5ee" style:font-size-asian="20pt" style:font-weight-asian="bold" style:font-size-complex="20pt" style:font-weight-complex="bold"/>
    </style:style>
    <style:style style:name="T23" style:family="text">
      <style:text-properties fo:color="#005d5d" loext:opacity="100%" fo:font-size="20pt" fo:font-weight="bold" style:font-size-asian="20pt" style:font-weight-asian="bold" style:font-size-complex="20pt" style:font-weight-complex="bold"/>
    </style:style>
    <style:style style:name="T24" style:family="text">
      <style:text-properties fo:color="#00763b" loext:opacity="100%" fo:font-size="20pt" fo:font-weight="bold" fo:background-color="#fff5ee" style:font-size-asian="20pt" style:font-weight-asian="bold" style:font-size-complex="20pt" style:font-weight-complex="bold"/>
    </style:style>
    <style:style style:name="T25" style:family="text">
      <style:text-properties fo:color="#0000ff" loext:opacity="100%" style:font-name="Noto Sans1" fo:font-style="italic" fo:background-color="#fffafa"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ИС-202</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20cm" svg:height="6.435cm" svg:x="0.5cm" svg:y="-1.5cm" presentation:class="title" presentation:user-transformed="true">
          <draw:text-box>
            <text:p text:style-name="P5"><text:span text:style-name="T2">Презентация</text:span></text:p>
          </draw:text-box>
        </draw:frame>
        <draw:frame presentation:style-name="pr2" draw:text-style-name="P7" draw:layer="layout" svg:width="13.5cm" svg:height="3.109cm" svg:x="12.5cm" svg:y="2.282cm" presentation:class="title" presentation:user-transformed="true">
          <draw:text-box>
            <text:p text:style-name="P5"><text:span text:style-name="T3">Для менеджеров</text:span></text:p>
          </draw:text-box>
        </draw:frame>
        <draw:frame draw:style-name="gr5" draw:text-style-name="P8" draw:layer="layout" svg:width="15.143cm" svg:height="1.801cm" svg:x="1.357cm" svg:y="8cm">
          <draw:text-box>
            <text:p><text:span text:style-name="T4">Сравнение LibreOffice и Google Docs</text:span></text:p>
          </draw:text-box>
        </draw:frame>
        <presentation:notes draw:style-name="dp2">
          <draw:page-thumbnail draw:style-name="gr6"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Topic_20_Title_20_1" presentation:presentation-page-layout-name="AL2T1">
        <draw:polygon draw:style-name="gr7" draw:text-style-name="P10"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5">1</text:span></text:p>
        </draw:polygon>
        <draw:frame presentation:style-name="pr4" draw:text-style-name="P12" draw:layer="layout" svg:width="14.5cm" svg:height="4.615cm" svg:x="11cm" svg:y="1.287cm" presentation:class="title" presentation:user-transformed="true">
          <draw:text-box>
            <text:p text:style-name="P11"><text:span text:style-name="T6">Потребление ресурсов</text:span></text:p>
          </draw:text-box>
        </draw:frame>
        <draw:frame presentation:style-name="pr5" draw:text-style-name="P14" draw:layer="layout" svg:width="13cm" svg:height="6.208cm" svg:x="11.8cm" svg:y="7.324cm" presentation:class="title" presentation:user-transformed="true">
          <draw:text-box>
            <text:p text:style-name="P13"><text:span text:style-name="T7"><text:line-break/></text:span><text:span text:style-name="T8">LibreOffice</text:span><text:span text:style-name="T9"> потребляет на </text:span><text:span text:style-name="T10">60-70%</text:span><text:span text:style-name="T9"> больше, чем </text:span><text:span text:style-name="T8">Google Docs</text:span><text:span text:style-name="T9">. Он более ресурсоёмок, и это влияет на производительность и время работы.</text:span></text:p>
          </draw:text-box>
        </draw:frame>
        <presentation:notes draw:style-name="dp2">
          <draw:page-thumbnail draw:style-name="gr6" draw:layer="layout" svg:width="19.798cm" svg:height="11.136cm" svg:x="0.6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Topic_20_Title_20_2">
        <draw:frame presentation:style-name="pr7" draw:text-style-name="P15" draw:layer="layout" svg:width="10.8cm" svg:height="4.903cm" svg:x="5.5cm" svg:y="0cm" presentation:class="title" presentation:user-transformed="true">
          <draw:text-box>
            <text:p text:style-name="P5"><text:span text:style-name="T11">Безопасность</text:span></text:p>
          </draw:text-box>
        </draw:frame>
        <draw:polygon draw:style-name="gr8" draw:text-style-name="P16" draw:layer="layout" svg:width="3.111cm" svg:height="3.111cm" svg:x="0.888cm" svg:y="3.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2</text:span></text:p>
        </draw:polygon>
        <draw:frame presentation:style-name="pr8" draw:text-style-name="P18" draw:layer="layout" svg:width="13.9cm" svg:height="6.571cm" svg:x="1.6cm" svg:y="7.429cm" presentation:class="title" presentation:user-transformed="true">
          <draw:text-box>
            <text:p text:style-name="P17"><text:span text:style-name="T13">Google Docs</text:span><text:span text:style-name="T14"> обеспечивает </text:span><text:span text:style-name="T15">80%</text:span><text:span text:style-name="T14"> уровнем безопасности </text:span><text:span text:style-name="T14"><text:line-break/></text:span><text:span text:style-name="T13">LibreOffice</text:span><text:span text:style-name="T14"> — </text:span><text:span text:style-name="T16">20%</text:span><text:span text:style-name="T14"> (безопасность зависит от оперативной системы) <text:s/></text:span><text:span text:style-name="T14"><text:line-break/></text:span><text:span text:style-name="T14"/></text:p>
          </draw:text-box>
        </draw:frame>
        <presentation:notes draw:style-name="dp2">
          <draw:page-thumbnail draw:style-name="gr6" draw:layer="layout" svg:width="0.001cm" svg:height="0.001cm" svg:x="0cm" svg:y="2.257cm" draw:page-number="3" presentation:class="page"/>
          <draw:frame presentation:style-name="pr9" draw:text-style-name="P19" draw:layer="layout" svg:width="16.799cm" svg:height="13.364cm" svg:x="2.1cm" svg:y="14.107cm" presentation:class="notes" presentation:placeholder="true">
            <draw:text-box/>
          </draw:frame>
        </presentation:notes>
      </draw:page>
      <draw:page draw:name="page4" draw:style-name="dp1" draw:master-page-name="Topic_20_title_20_3">
        <draw:polygon draw:style-name="gr8" draw:text-style-name="P16" draw:layer="layout" svg:width="3.111cm" svg:height="3.111cm" svg:x="1cm" svg:y="2.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3</text:span></text:p>
        </draw:polygon>
        <draw:frame presentation:style-name="pr10" draw:text-style-name="P20" draw:layer="layout" svg:width="15cm" svg:height="5.716cm" svg:x="4cm" svg:y="0cm" presentation:class="title" presentation:user-transformed="true">
          <draw:text-box>
            <text:p text:style-name="P1"><text:span text:style-name="T17">Рекомендации по выбору</text:span></text:p>
          </draw:text-box>
        </draw:frame>
        <draw:frame presentation:style-name="pr11" draw:text-style-name="P21" draw:layer="layout" svg:width="8.228cm" svg:height="2.976cm" svg:x="5.272cm" svg:y="9.524cm" presentation:class="title" presentation:user-transformed="true">
          <draw:text-box>
            <text:p text:style-name="P5"><text:span text:style-name="T18"><text:line-break/></text:span><text:span text:style-name="T18"/></text:p>
          </draw:text-box>
        </draw:frame>
        <draw:frame draw:style-name="gr9" draw:text-style-name="P23" draw:layer="layout" svg:width="17cm" svg:height="8.371cm" svg:x="1cm" svg:y="6.5cm">
          <draw:text-box>
            <text:p text:style-name="P22"><text:span text:style-name="T19">Для корпоративных клиентов с высокими требованиями к безопасности и стабильности: <text:s text:c="2"/></text:span><text:span text:style-name="T20">Google Docs </text:span></text:p>
            <text:p text:style-name="P22"><text:span text:style-name="T19">Для пользователей с ограниченным интернетом, ценящих автономную работу: </text:span><text:span text:style-name="T20">LibreOffice </text:span></text:p>
            <text:p text:style-name="P22"><text:span text:style-name="T19">Для организаций с ограничениями бюджета и инфраструктуры: </text:span><text:span text:style-name="T20">LibreOffice</text:span></text:p>
          </draw:text-box>
        </draw:frame>
        <presentation:notes draw:style-name="dp2">
          <draw:page-thumbnail draw:style-name="gr6" draw:layer="layout" svg:width="0.001cm" svg:height="0.001cm" svg:x="0cm" svg:y="2.257cm" draw:page-number="4" presentation:class="page"/>
          <draw:frame presentation:style-name="pr12" draw:text-style-name="P19" draw:layer="layout" svg:width="16.799cm" svg:height="13.364cm" svg:x="2.1cm" svg:y="14.107cm" presentation:class="notes" presentation:placeholder="true">
            <draw:text-box/>
          </draw:frame>
        </presentation:notes>
      </draw:page>
      <draw:page draw:name="page5" draw:style-name="dp1" draw:master-page-name="Insert_20_Picture">
        <draw:path draw:style-name="gr10" draw:text-style-name="P24" draw:layer="layout" svg:width="11.648cm" svg:height="11.647cm" svg:x="13.901cm" svg:y="1.882cm" svg:viewBox="0 0 11649 11648" svg:d="M0 0c3883 0 7766 0 11649 0 0 3883 0 7765 0 11648-3883 0-7766 0-11649 0 0-3883 0-7765 0-11648z">
          <text:p/>
        </draw:path>
        <draw:frame presentation:style-name="pr13" draw:text-style-name="P25" draw:layer="layout" svg:width="7.862cm" svg:height="3.102cm" svg:x="1.178cm" svg:y="6.459cm" presentation:class="title" presentation:user-transformed="true">
          <draw:text-box>
            <text:p text:style-name="P11"><text:span text:style-name="T18"><text:line-break/></text:span><text:span text:style-name="T18"/></text:p>
          </draw:text-box>
        </draw:frame>
        <draw:frame draw:style-name="gr11" draw:text-style-name="P26" draw:layer="layout" svg:width="11cm" svg:height="5.496cm" svg:x="1.178cm" svg:y="2.5cm">
          <draw:text-box>
            <text:p text:style-name="P22"><text:span text:style-name="T21">Выбор прежде всего зависит от условий </text:span><text:span text:style-name="T22">работы, бюджета и требований</text:span><text:span text:style-name="T21"> к безопасности</text:span></text:p>
            <text:p text:style-name="P22"><text:span text:style-name="T23"/></text:p>
          </draw:text-box>
        </draw:frame>
        <draw:frame draw:style-name="gr12" draw:text-style-name="P27" draw:layer="layout" svg:width="7.42cm" svg:height="6.041cm" svg:x="1.178cm" svg:y="6.459cm">
          <draw:text-box>
            <text:p><text:span text:style-name="T24">Рекомендация:</text:span><text:span text:style-name="T21"> стоит провести пилотное тестирование на выбранной аудитории</text:span></text:p>
          </draw:text-box>
        </draw:frame>
        <presentation:notes draw:style-name="dp2">
          <draw:page-thumbnail draw:style-name="gr6" draw:layer="layout" svg:width="0.001cm" svg:height="0.001cm" svg:x="0cm" svg:y="2.257cm" draw:page-number="5" presentation:class="page"/>
          <draw:frame presentation:style-name="pr14" draw:text-style-name="P19" draw:layer="layout" svg:width="16.799cm" svg:height="13.364cm" svg:x="2.1cm" svg:y="14.107cm" presentation:class="notes" presentation:placeholder="true">
            <draw:text-box/>
          </draw:frame>
        </presentation:notes>
      </draw:page>
      <draw:page draw:name="page6" draw:style-name="dp1" draw:master-page-name="Greetings">
        <draw:frame presentation:style-name="pr15" draw:text-style-name="P28" draw:layer="layout" svg:width="25.199cm" svg:height="2.629cm" svg:x="1.602cm" svg:y="6.371cm" presentation:class="title" presentation:user-transformed="true">
          <draw:text-box>
            <text:p><text:span text:style-name="T25">СПАСИБО!</text:span></text:p>
          </draw:text-box>
        </draw:frame>
        <draw:g draw:style-name="gr3">
          <draw:path draw:style-name="gr13" draw:text-style-name="P2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4" draw:text-style-name="P3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5" draw:text-style-name="P3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3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6" draw:text-style-name="P29"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7" draw:text-style-name="P30"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8" draw:text-style-name="P31"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9" draw:text-style-name="P32"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0" draw:text-style-name="P1" draw:layer="layout" svg:width="6.485cm" svg:height="0cm" svg:x="16.463cm" svg:y="9.478cm" svg:viewBox="0 0 6486 0" svg:d="M0 0c2162 0 4324 0 6486 0">
            <text:p/>
          </draw:path>
          <draw:path draw:style-name="gr21" draw:text-style-name="P1" draw:layer="layout" svg:width="6.485cm" svg:height="0cm" svg:x="5.247cm" svg:y="9.478cm" svg:viewBox="0 0 6486 0" svg:d="M0 0c2162 0 4324 0 6486 0">
            <text:p/>
          </draw:path>
        </draw:g>
        <presentation:notes draw:style-name="dp2">
          <draw:page-thumbnail draw:style-name="gr6" draw:layer="layout" svg:width="0.001cm" svg:height="0.001cm" svg:x="0cm" svg:y="2.257cm" draw:page-number="6" presentation:class="page"/>
          <draw:frame presentation:style-name="pr1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Open Sans" svg:font-family="'Open Sans'" style:font-family-generic="roman" style:font-pitch="variable"/>
    <style:font-face style:name="Open Sans1"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4974B7D7.png" xlink:type="simple" xlink:show="embed" xlink:actuate="onLoad"/>
    <draw:fill-image draw:name="background" xlink:href="Pictures/10000000000007800000043887B5DA2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1"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4"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8"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19"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1"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7"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8"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29"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3"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4"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5"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6"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itle_20_of_20_Content" style:display-name="Title of Conten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4" draw:text-style-name="MP5" draw:layer="backgroundobjects" svg:width="5.141cm" svg:height="5.407cm" svg:x="0.03cm" svg:y="0.001cm" svg:viewBox="0 0 5142 5408" draw:points="3781,0 0,2467 0,5408 5142,2053 3802,0">
          <text:p/>
        </draw:polygon>
        <draw:polygon draw:style-name="Mgr5" draw:text-style-name="MP6" draw:layer="backgroundobjects" svg:width="5.59cm" svg:height="5.64cm" svg:x="0.03cm" svg:y="6.466cm" svg:viewBox="0 0 5591 5641" draw:points="4291,0 0,2799 0,5641 5591,1993">
          <text:p/>
        </draw:polygon>
        <draw:polygon draw:style-name="Mgr6" draw:text-style-name="MP7" draw:layer="backgroundobjects" svg:width="8.87cm" svg:height="8.997cm" svg:x="0.03cm" svg:y="0.557cm" svg:viewBox="0 0 8871 8998" draw:points="6776,0 0,4422 0,8998 8871,3210">
          <text:p/>
        </draw:polygon>
        <draw:polygon draw:style-name="Mgr7" draw:text-style-name="MP8" draw:layer="backgroundobjects" svg:width="8.986cm" svg:height="8.27cm" svg:x="0.03cm" svg:y="7.447cm" svg:viewBox="0 0 8987 8271" draw:points="7027,0 0,4585 0,8271 911,8271 8987,3002">
          <text:p/>
        </draw:polygon>
        <draw:polygon draw:style-name="Mgr4" draw:text-style-name="MP5" draw:layer="backgroundobjects" svg:width="4.355cm" svg:height="1.992cm" svg:x="0.771cm" svg:y="13.825cm" svg:viewBox="0 0 4356 1993" draw:points="3055,0 0,1993 4356,1993">
          <text:p/>
        </draw:polygon>
        <draw:polygon draw:style-name="Mgr8"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9"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opic_20_Title_20_1" style:display-name="Topic Title 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8" draw:layer="backgroundobjects" svg:width="4.23cm" svg:height="4.23cm" svg:x="5.77cm" svg:y="2.254cm" svg:viewBox="0 0 4231 4231" draw:points="1057,3164 0,2098 2117,0 4231,2133 2114,4231">
          <text:p/>
        </draw:polygon>
        <draw:polygon draw:style-name="Mgr10" draw:text-style-name="MP8" draw:layer="backgroundobjects" svg:width="4.23cm" svg:height="4.23cm" svg:x="3.307cm" svg:y="4.675cm" svg:viewBox="0 0 4231 4231" draw:points="1057,3165 0,2098 2117,0 4231,2133 2114,4231">
          <text:p/>
        </draw:polygon>
        <draw:polygon draw:style-name="Mgr10" draw:text-style-name="MP8" draw:layer="backgroundobjects" svg:width="4.23cm" svg:height="4.231cm" svg:x="5.77cm" svg:y="7.341cm" svg:viewBox="0 0 4231 4232" draw:points="1057,3165 0,2099 2117,0 4231,2133 2114,4232">
          <text:p/>
        </draw:polygon>
        <draw:polygon draw:style-name="Mgr10" draw:text-style-name="MP8" draw:layer="backgroundobjects" svg:width="4.23cm" svg:height="4.23cm" svg:x="3.307cm" svg:y="9.762cm" svg:viewBox="0 0 4231 4231" draw:points="1057,3164 0,2098 2117,0 4231,2133 2114,4231">
          <text:p/>
        </draw:polygon>
        <draw:polygon draw:style-name="Mgr11" draw:text-style-name="MP12" draw:layer="backgroundobjects" svg:width="4.23cm" svg:height="4.23cm" svg:x="5.77cm" svg:y="1.845cm" svg:viewBox="0 0 4231 4231" draw:points="1057,3165 0,2098 2116,0 4231,2133 2114,4231">
          <text:p/>
        </draw:polygon>
        <draw:polygon draw:style-name="Mgr11" draw:text-style-name="MP12" draw:layer="backgroundobjects" svg:width="4.23cm" svg:height="4.231cm" svg:x="3.307cm" svg:y="4.266cm" svg:viewBox="0 0 4231 4232" draw:points="1057,3165 0,2099 2116,0 4231,2134 2114,4232">
          <text:p/>
        </draw:polygon>
        <draw:polygon draw:style-name="Mgr11" draw:text-style-name="MP12" draw:layer="backgroundobjects" svg:width="4.23cm" svg:height="4.23cm" svg:x="5.77cm" svg:y="6.933cm" svg:viewBox="0 0 4231 4231" draw:points="1057,3165 0,2098 2117,0 4231,2133 2114,4231">
          <text:p/>
        </draw:polygon>
        <draw:polygon draw:style-name="Mgr12"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3" draw:text-style-name="MP10" draw:layer="backgroundobjects" svg:width="27.968cm" svg:height="0cm" svg:x="0.039cm" svg:y="15.742cm" svg:viewBox="0 0 27969 0" draw:points="0,0 27969,0 27969,0">
        <text:p/>
      </draw:polygon>
      <draw:g draw:style-name="Mgr3">
        <draw:polygon draw:style-name="Mgr14"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5"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6"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7"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8" draw:text-style-name="MP16" draw:layer="backgroundobjects" svg:x1="27.287cm" svg:y1="8.673cm" svg:x2="27.287cm" svg:y2="15.16cm">
          <text:p/>
        </draw:line>
        <draw:line draw:style-name="Mgr19" draw:text-style-name="MP16" draw:layer="backgroundobjects" svg:x1="27.287cm" svg:y1="0.578cm" svg:x2="27.287cm" svg:y2="7.065cm">
          <text:p/>
        </draw:line>
      </draw:g>
      <draw:frame draw:style-name="Mgr20" draw:text-style-name="MP17" draw:layer="backgroundobjects" svg:width="27.999cm" svg:height="0.581cm" svg:x="0.001cm" svg:y="15.182cm">
        <draw:image xlink:href="Pictures/10000001000007810000002809089385.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Content_20_" style:display-name="Content "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draw:g draw:style-name="Mgr3">
        <draw:path draw:style-name="Mgr21"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2"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3"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4"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8" draw:text-style-name="MP16" draw:layer="backgroundobjects" svg:width="6.485cm" svg:height="0cm" svg:x="14.806cm" svg:y="0.711cm" svg:viewBox="0 0 6486 0" svg:d="M0 0c2162 0 4324 0 6486 0">
          <text:p/>
        </draw:path>
        <draw:path draw:style-name="Mgr19" draw:text-style-name="MP16" draw:layer="backgroundobjects" svg:width="6.485cm" svg:height="0cm" svg:x="6.712cm" svg:y="0.711cm" svg:viewBox="0 0 6486 0" svg:d="M0 0c2162 0 4324 0 6486 0">
          <text:p/>
        </draw:path>
      </draw:g>
      <draw:g draw:style-name="Mgr3">
        <draw:path draw:style-name="Mgr25"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6"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4"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8"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8" draw:text-style-name="MP16" draw:layer="backgroundobjects" svg:width="6.485cm" svg:height="0cm" svg:x="6.621cm" svg:y="15.24cm" svg:viewBox="0 0 6486 0" svg:d="M0 0c2162 0 4324 0 6486 0">
          <text:p/>
        </draw:path>
        <draw:path draw:style-name="Mgr19"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Sample_20_Article" style:display-name="Sample Artic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4" draw:text-style-name="MP5" draw:layer="backgroundobjects" svg:width="7cm" svg:height="10.206cm" svg:x="0cm" svg:y="2.772cm" svg:viewBox="0 0 7001 10207" svg:d="M0 0c2334 0 4667 0 7001 0 0 3402 0 6805 0 10207-2334 0-4667 0-7001 0 0-3402 0-6805 0-10207z">
        <text:p/>
      </draw:path>
      <draw:path draw:style-name="Mgr8" draw:text-style-name="MP9" draw:layer="backgroundobjects" svg:width="6.999cm" svg:height="10.206cm" svg:x="7.001cm" svg:y="2.772cm" svg:viewBox="0 0 7000 10207" svg:d="M0 0c2333 0 4667 0 7000 0 0 3402 0 6805 0 10207-2333 0-4667 0-7000 0 0-3402 0-6805 0-10207z">
        <text:p/>
      </draw:path>
      <draw:path draw:style-name="Mgr6" draw:text-style-name="MP7" draw:layer="backgroundobjects" svg:width="7cm" svg:height="10.206cm" svg:x="14.001cm" svg:y="2.772cm" svg:viewBox="0 0 7001 10207" svg:d="M0 0c2334 0 4667 0 7001 0 0 3402 0 6805 0 10207-2334 0-4667 0-7001 0 0-3402 0-6805 0-10207z">
        <text:p/>
      </draw:path>
      <draw:path draw:style-name="Mgr5"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draw:g draw:style-name="Mgr3">
        <draw:path draw:style-name="Mgr21"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2"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3"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4"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8" draw:text-style-name="MP16" draw:layer="backgroundobjects" svg:width="6.485cm" svg:height="0cm" svg:x="14.807cm" svg:y="0.711cm" svg:viewBox="0 0 6486 0" svg:d="M0 0c2162 0 4324 0 6486 0">
          <text:p/>
        </draw:path>
        <draw:path draw:style-name="Mgr19" draw:text-style-name="MP16" draw:layer="backgroundobjects" svg:width="6.485cm" svg:height="0cm" svg:x="6.713cm" svg:y="0.711cm" svg:viewBox="0 0 6486 0" svg:d="M0 0c2162 0 4324 0 6486 0">
          <text:p/>
        </draw:path>
      </draw:g>
      <draw:g draw:style-name="Mgr3">
        <draw:path draw:style-name="Mgr25"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6"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4"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8"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8" draw:text-style-name="MP16" draw:layer="backgroundobjects" svg:width="6.485cm" svg:height="0cm" svg:x="6.622cm" svg:y="15.24cm" svg:viewBox="0 0 6486 0" svg:d="M0 0c2162 0 4324 0 6486 0">
          <text:p/>
        </draw:path>
        <draw:path draw:style-name="Mgr19"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opic_20_Title_20_2" style:display-name="Topic Title 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8" draw:text-style-name="MP9" draw:layer="backgroundobjects" svg:width="4.23cm" svg:height="4.23cm" svg:x="19.73cm" svg:y="2.239cm" svg:viewBox="0 0 4231 4231" draw:points="1057,3164 0,2098 2117,0 4231,2133 2114,4231">
          <text:p/>
        </draw:polygon>
        <draw:polygon draw:style-name="Mgr8" draw:text-style-name="MP9" draw:layer="backgroundobjects" svg:width="4.23cm" svg:height="4.23cm" svg:x="17.267cm" svg:y="4.66cm" svg:viewBox="0 0 4231 4231" draw:points="1057,3165 0,2098 2117,0 4231,2133 2114,4231">
          <text:p/>
        </draw:polygon>
        <draw:polygon draw:style-name="Mgr8" draw:text-style-name="MP9" draw:layer="backgroundobjects" svg:width="4.23cm" svg:height="4.231cm" svg:x="19.73cm" svg:y="7.326cm" svg:viewBox="0 0 4231 4232" draw:points="1057,3165 0,2099 2117,0 4231,2133 2114,4232">
          <text:p/>
        </draw:polygon>
        <draw:polygon draw:style-name="Mgr8" draw:text-style-name="MP9" draw:layer="backgroundobjects" svg:width="4.23cm" svg:height="4.23cm" svg:x="17.267cm" svg:y="9.747cm" svg:viewBox="0 0 4231 4231" draw:points="1057,3164 0,2098 2117,0 4231,2133 2114,4231">
          <text:p/>
        </draw:polygon>
        <draw:polygon draw:style-name="Mgr27" draw:text-style-name="MP12" draw:layer="backgroundobjects" svg:width="4.23cm" svg:height="4.23cm" svg:x="19.73cm" svg:y="1.83cm" svg:viewBox="0 0 4231 4231" draw:points="1057,3165 0,2098 2116,0 4231,2133 2114,4231">
          <text:p/>
        </draw:polygon>
        <draw:polygon draw:style-name="Mgr27" draw:text-style-name="MP12" draw:layer="backgroundobjects" svg:width="4.23cm" svg:height="4.231cm" svg:x="17.267cm" svg:y="4.251cm" svg:viewBox="0 0 4231 4232" draw:points="1057,3165 0,2099 2116,0 4231,2134 2114,4232">
          <text:p/>
        </draw:polygon>
        <draw:polygon draw:style-name="Mgr27" draw:text-style-name="MP12" draw:layer="backgroundobjects" svg:width="4.23cm" svg:height="4.23cm" svg:x="19.73cm" svg:y="6.918cm" svg:viewBox="0 0 4231 4231" draw:points="1057,3165 0,2098 2117,0 4231,2133 2114,4231">
          <text:p/>
        </draw:polygon>
        <draw:polygon draw:style-name="Mgr27"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5"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6"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4"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8"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8" draw:text-style-name="MP16" draw:layer="backgroundobjects" svg:width="6.484cm" svg:height="0cm" draw:transform="rotate (-1.5707963267949) translate (27.2180269285714cm 8.68344881889764cm)" svg:viewBox="0 0 6485 0" svg:d="M0 0c2162 0 4323 0 6485 0">
        <text:p/>
      </draw:path>
      <draw:path draw:style-name="Mgr19" draw:text-style-name="MP16" draw:layer="backgroundobjects" svg:width="6.485cm" svg:height="0cm" draw:transform="rotate (-1.5707963267949) translate (27.2180269285714cm 0.588962852425705cm)" svg:viewBox="0 0 6486 0" svg:d="M0 0c2162 0 4324 0 6486 0">
        <text:p/>
      </draw:path>
      <draw:frame draw:style-name="Mgr20" draw:text-style-name="MP17" draw:layer="backgroundobjects" svg:width="27.999cm" svg:height="0.581cm" svg:x="0.002cm" svg:y="15.183cm">
        <draw:image xlink:href="Pictures/10000001000007810000002809089385.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Insert_20_Picture" style:display-name="Insert Pictur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8" draw:text-style-name="MP5" draw:layer="backgroundobjects" svg:width="16.777cm" svg:height="15.647cm" svg:x="11.218cm" svg:y="0cm" svg:viewBox="0 0 16778 15648" svg:d="M16778 0c0 5216 0 10432 0 15648-5592 0-11185 0-16778 0 0-12381 11861-15648 16778-15648z">
        <text:p/>
      </draw:path>
      <draw:g draw:style-name="Mgr3">
        <draw:path draw:style-name="Mgr29"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0"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1"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2"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8" draw:text-style-name="MP16" draw:layer="backgroundobjects" svg:width="6.454cm" svg:height="0cm" svg:x="14.869cm" svg:y="0.511cm" svg:viewBox="0 0 6455 0" svg:d="M0 0c2152 0 4303 0 6455 0">
          <text:p/>
        </draw:path>
        <draw:path draw:style-name="Mgr19" draw:text-style-name="MP16" draw:layer="backgroundobjects" svg:width="6.455cm" svg:height="0cm" svg:x="6.812cm" svg:y="0.511cm" svg:viewBox="0 0 6456 0" svg:d="M0 0c2152 0 4304 0 6456 0">
          <text:p/>
        </draw:path>
      </draw:g>
      <draw:g draw:style-name="Mgr3">
        <draw:path draw:style-name="Mgr33" draw:text-style-name="MP25" draw:layer="backgroundobjects" svg:width="13.226cm" svg:height="13.225cm" svg:x="13.073cm" svg:y="1.093cm" svg:viewBox="0 0 13227 13226" svg:d="M0 0c4409 0 8818 0 13227 0 0 4409 0 8817 0 13226-4409 0-8818 0-13227 0 0-4409 0-8817 0-13226z">
          <text:p/>
        </draw:path>
        <draw:path draw:style-name="Mgr33"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Insert_20_Picture_20_1" style:display-name="Insert Picture 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8" draw:text-style-name="MP9" draw:layer="backgroundobjects" svg:width="9.023cm" svg:height="8.488cm" svg:x="0.073cm" svg:y="3.875cm" svg:viewBox="0 0 9024 8489" svg:d="M0 0c3008 0 6016 0 9024 0 0 2830 0 5660 0 8489-3008 0-6016 0-9024 0 0-2829 0-5659 0-8489z">
        <text:p/>
      </draw:path>
      <draw:g draw:style-name="Mgr3">
        <draw:path draw:style-name="Mgr29"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0"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1"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2"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8" draw:text-style-name="MP16" draw:layer="backgroundobjects" svg:width="6.454cm" svg:height="0cm" svg:x="14.869cm" svg:y="0.51cm" svg:viewBox="0 0 6455 0" svg:d="M0 0c2152 0 4303 0 6455 0">
          <text:p/>
        </draw:path>
        <draw:path draw:style-name="Mgr19" draw:text-style-name="MP16" draw:layer="backgroundobjects" svg:width="6.455cm" svg:height="0cm" svg:x="6.812cm" svg:y="0.51cm" svg:viewBox="0 0 6456 0" svg:d="M0 0c2152 0 4304 0 6456 0">
          <text:p/>
        </draw:path>
      </draw:g>
      <draw:path draw:style-name="Mgr34" draw:text-style-name="MP26" draw:layer="backgroundobjects" svg:width="11.792cm" svg:height="12.675cm" svg:x="1.944cm" svg:y="1.572cm" svg:viewBox="0 0 11793 12676" svg:d="M0 0c3931 0 7862 0 11793 0 0 4225 0 8451 0 12676-3931 0-7862 0-11793 0 0-4225 0-8451 0-12676z">
        <text:p/>
      </draw:path>
      <draw:path draw:style-name="Mgr34" draw:text-style-name="MP26" draw:layer="backgroundobjects" svg:width="10.386cm" svg:height="11.163cm" svg:x="2.647cm" svg:y="2.328cm" svg:viewBox="0 0 10387 11164" svg:d="M0 0c3462 0 6924 0 10387 0 0 3721 0 7443 0 11164-3463 0-6925 0-10387 0 0-3721 0-7443 0-11164z">
        <text:p/>
      </draw:path>
      <draw:path draw:style-name="Mgr35"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номер&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List_20_Content" style:display-name="List Conten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6"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opic_20_title_20_3" style:display-name="Topic title 3"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6" draw:text-style-name="MP7" draw:layer="backgroundobjects" svg:width="4.23cm" svg:height="4.23cm" svg:x="19.702cm" svg:y="2.266cm" svg:viewBox="0 0 4231 4231" draw:points="1057,3164 0,2098 2117,0 4231,2133 2114,4231">
          <text:p/>
        </draw:polygon>
        <draw:polygon draw:style-name="Mgr6" draw:text-style-name="MP7" draw:layer="backgroundobjects" svg:width="4.23cm" svg:height="4.23cm" svg:x="17.239cm" svg:y="4.687cm" svg:viewBox="0 0 4231 4231" draw:points="1057,3165 0,2098 2117,0 4231,2133 2114,4231">
          <text:p/>
        </draw:polygon>
        <draw:polygon draw:style-name="Mgr6" draw:text-style-name="MP7" draw:layer="backgroundobjects" svg:width="4.23cm" svg:height="4.231cm" svg:x="19.702cm" svg:y="7.353cm" svg:viewBox="0 0 4231 4232" draw:points="1057,3165 0,2099 2117,0 4231,2133 2114,4232">
          <text:p/>
        </draw:polygon>
        <draw:polygon draw:style-name="Mgr6" draw:text-style-name="MP7" draw:layer="backgroundobjects" svg:width="4.23cm" svg:height="4.23cm" svg:x="17.239cm" svg:y="9.774cm" svg:viewBox="0 0 4231 4231" draw:points="1057,3164 0,2098 2117,0 4231,2133 2114,4231">
          <text:p/>
        </draw:polygon>
        <draw:polygon draw:style-name="Mgr27" draw:text-style-name="MP12" draw:layer="backgroundobjects" svg:width="4.23cm" svg:height="4.23cm" svg:x="19.702cm" svg:y="1.857cm" svg:viewBox="0 0 4231 4231" draw:points="1057,3165 0,2098 2116,0 4231,2133 2114,4231">
          <text:p/>
        </draw:polygon>
        <draw:polygon draw:style-name="Mgr27" draw:text-style-name="MP12" draw:layer="backgroundobjects" svg:width="4.23cm" svg:height="4.231cm" svg:x="17.239cm" svg:y="4.278cm" svg:viewBox="0 0 4231 4232" draw:points="1057,3165 0,2099 2116,0 4231,2134 2114,4232">
          <text:p/>
        </draw:polygon>
        <draw:polygon draw:style-name="Mgr27" draw:text-style-name="MP12" draw:layer="backgroundobjects" svg:width="4.23cm" svg:height="4.23cm" svg:x="19.702cm" svg:y="6.945cm" svg:viewBox="0 0 4231 4231" draw:points="1057,3165 0,2098 2117,0 4231,2133 2114,4231">
          <text:p/>
        </draw:polygon>
        <draw:polygon draw:style-name="Mgr27"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3">
        <draw:path draw:style-name="Mgr25"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6"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4"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8"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8" draw:text-style-name="MP16" draw:layer="backgroundobjects" svg:width="6.484cm" svg:height="0cm" draw:transform="rotate (-1.5707963267949) translate (27.2180269285714cm 8.68044881889764cm)" svg:viewBox="0 0 6485 0" svg:d="M0 0c2162 0 4323 0 6485 0">
          <text:p/>
        </draw:path>
        <draw:path draw:style-name="Mgr19" draw:text-style-name="MP16" draw:layer="backgroundobjects" svg:width="6.485cm" svg:height="0cm" draw:transform="rotate (-1.5707963267949) translate (27.2180269285714cm 0.585962852425705cm)" svg:viewBox="0 0 6486 0" svg:d="M0 0c2162 0 4324 0 6486 0">
          <text:p/>
        </draw:path>
      </draw:g>
      <draw:frame draw:style-name="Mgr20" draw:text-style-name="MP17" draw:layer="backgroundobjects" svg:width="27.999cm" svg:height="0.581cm" svg:x="0.002cm" svg:y="15.183cm">
        <draw:image xlink:href="Pictures/10000001000007810000002809089385.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Greetings"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6.4.1$Linux_X86_64 LibreOffice_project/60$Build-1</meta:generator>
    <meta:creation-date>2025-06-03T15:32:42.127091648</meta:creation-date>
    <meta:editing-duration>PT49M43S</meta:editing-duration>
    <meta:editing-cycles>3</meta:editing-cycles>
    <dc:date>2025-06-03T21:11:04.191000000</dc:date>
    <meta:document-statistic meta:object-count="280"/>
  </office:meta>
</office:document-meta>
</file>